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2.196cm" style:rel-column-width="8278*"/>
    </style:style>
    <style:style style:name="Tabelle1.B" style:family="table-column">
      <style:table-column-properties style:column-width="2.699cm" style:rel-column-width="10173*"/>
    </style:style>
    <style:style style:name="Tabelle1.C" style:family="table-column">
      <style:table-column-properties style:column-width="2.514cm" style:rel-column-width="9475*"/>
    </style:style>
    <style:style style:name="Tabelle1.D" style:family="table-column">
      <style:table-column-properties style:column-width="3.187cm" style:rel-column-width="12015*"/>
    </style:style>
    <style:style style:name="Tabelle1.E" style:family="table-column">
      <style:table-column-properties style:column-width="1.381cm" style:rel-column-width="5206*"/>
    </style:style>
    <style:style style:name="Tabelle1.F" style:family="table-column">
      <style:table-column-properties style:column-width="1.737cm" style:rel-column-width="6549*"/>
    </style:style>
    <style:style style:name="Tabelle1.G" style:family="table-column">
      <style:table-column-properties style:column-width="1.288cm" style:rel-column-width="4853*"/>
    </style:style>
    <style:style style:name="Tabelle1.H" style:family="table-column">
      <style:table-column-properties style:column-width="2.383cm" style:rel-column-width="8986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7.65cm" table:align="right"/>
    </style:style>
    <style:style style:name="Tabelle2.A" style:family="table-column">
      <style:table-column-properties style:column-width="4.258cm"/>
    </style:style>
    <style:style style:name="Tabelle2.B" style:family="table-column">
      <style:table-column-properties style:column-width="1.088cm"/>
    </style:style>
    <style:style style:name="Tabelle2.C" style:family="table-column">
      <style:table-column-properties style:column-width="2.304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style:vertical-align="middle" fo:padding="0.097cm" fo:border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officeooo:paragraph-rsid="00384882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officeooo:paragraph-rsid="00384882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officeooo:paragraph-rsid="00384882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officeooo:rsid="00302e1d" officeooo:paragraph-rsid="00302e1d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fo:font-size="8pt" officeooo:paragraph-rsid="00384882" style:font-size-asian="8pt" style:font-size-complex="8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Nimbus Sans L1" fo:font-size="10pt" fo:font-weight="bold" officeooo:paragraph-rsid="00212d30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1" fo:font-size="10pt" fo:font-weight="bold" officeooo:paragraph-rsid="00384882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7.013cm" style:type="right"/>
        </style:tab-stops>
      </style:paragraph-properties>
      <style:text-properties style:font-name="Nimbus Sans L1" fo:font-size="10pt" fo:font-weight="bold" officeooo:rsid="0035332d" officeooo:paragraph-rsid="00384882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1" fo:font-size="10pt" officeooo:paragraph-rsid="00384882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1" officeooo:paragraph-rsid="00384882"/>
    </style:style>
    <style:style style:name="P13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style:font-name="Nimbus Sans L" fo:font-size="10pt" fo:font-weight="bold" officeooo:rsid="00292ce8" officeooo:paragraph-rsid="003880a8" style:font-size-asian="10pt" style:font-weight-asian="bold" style:font-size-complex="10pt" style:font-weight-complex="bold"/>
    </style:style>
    <style:style style:name="P14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style:font-name="Nimbus Sans L" fo:font-size="10pt" fo:font-weight="bold" officeooo:rsid="003a276c" officeooo:paragraph-rsid="003a276c" style:font-size-asian="10pt" style:font-weight-asian="bold" style:font-size-complex="10pt" style:font-weight-complex="bold"/>
    </style:style>
    <style:style style:name="P15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style:font-name="Nimbus Sans L" fo:font-size="10pt" fo:font-weight="bold" officeooo:rsid="003ad23f" officeooo:paragraph-rsid="003ad23f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officeooo:paragraph-rsid="00383045" style:font-size-asian="10pt" style:font-size-complex="10pt"/>
    </style:style>
    <style:style style:name="P17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officeooo:paragraph-rsid="003880a8" style:font-size-asian="10pt" style:font-size-complex="10pt"/>
    </style:style>
    <style:style style:name="P18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384882" style:font-size-asian="9pt" style:font-size-complex="9pt"/>
    </style:style>
    <style:style style:name="P19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165782" officeooo:paragraph-rsid="00384882" style:font-size-asian="9pt" style:font-size-complex="9pt"/>
    </style:style>
    <style:style style:name="P20" style:family="paragraph" style:parent-style-name="Table_20_Heading">
      <style:paragraph-properties fo:text-align="start" style:justify-single-word="false"/>
      <style:text-properties style:font-name="Nimbus Sans L" fo:font-style="normal" officeooo:paragraph-rsid="00384882" style:font-size-asian="10pt" style:font-style-asian="normal" style:font-size-complex="10pt" style:font-style-complex="normal"/>
    </style:style>
    <style:style style:name="P21" style:family="paragraph" style:parent-style-name="Table_20_Heading">
      <style:text-properties style:font-name="Nimbus Sans L" fo:font-style="normal" officeooo:rsid="0018f73d" officeooo:paragraph-rsid="00384882" style:font-size-asian="10pt" style:font-style-asian="normal" style:font-size-complex="10pt" style:font-style-complex="normal"/>
    </style:style>
    <style:style style:name="P22" style:family="paragraph" style:parent-style-name="Table_20_Heading">
      <style:paragraph-properties fo:text-align="start" style:justify-single-word="false"/>
      <style:text-properties style:font-name="Nimbus Sans L" fo:font-style="normal" officeooo:rsid="0030a3f8" officeooo:paragraph-rsid="00384882" style:font-size-asian="10pt" style:font-style-asian="normal" style:font-size-complex="10pt" style:font-style-complex="normal"/>
    </style:style>
    <style:style style:name="P23" style:family="paragraph" style:parent-style-name="Table_20_Heading">
      <style:paragraph-properties fo:text-align="center" style:justify-single-word="false"/>
      <style:text-properties style:font-name="Nimbus Sans L" fo:font-style="normal" officeooo:rsid="0030a3f8" officeooo:paragraph-rsid="00384882" style:font-size-asian="10pt" style:font-style-asian="normal" style:font-size-complex="10pt" style:font-style-complex="normal"/>
    </style:style>
    <style:style style:name="P24" style:family="paragraph" style:parent-style-name="Table_20_Heading">
      <style:text-properties style:font-name="Nimbus Sans L" fo:font-style="normal" officeooo:rsid="0030a3f8" officeooo:paragraph-rsid="00384882" style:font-size-asian="10pt" style:font-style-asian="normal" style:font-size-complex="10pt" style:font-style-complex="normal"/>
    </style:style>
    <style:style style:name="P25" style:family="paragraph" style:parent-style-name="Table_20_Heading">
      <style:text-properties style:font-name="Nimbus Sans L" fo:font-style="normal" officeooo:paragraph-rsid="00384882" style:font-size-asian="10pt" style:font-style-asian="normal" style:font-size-complex="10pt" style:font-style-complex="normal"/>
    </style:style>
    <style:style style:name="P26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officeooo:paragraph-rsid="003880a8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top="0cm" fo:margin-bottom="0.199cm" loext:contextual-spacing="false">
        <style:tab-stops>
          <style:tab-stop style:position="11.03cm"/>
        </style:tab-stops>
      </style:paragraph-properties>
      <style:text-properties style:font-name="Nimbus Sans L" fo:font-size="10pt" officeooo:rsid="0028111e" officeooo:paragraph-rsid="003880a8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name="Nimbus Sans L" officeooo:paragraph-rsid="00384882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384882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Nimbus Sans L" officeooo:rsid="0030a3f8" officeooo:paragraph-rsid="00384882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Nimbus Sans L" officeooo:rsid="0030a3f8" officeooo:paragraph-rsid="00384882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Nimbus Sans L" officeooo:rsid="0031fc28" officeooo:paragraph-rsid="00384882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Nimbus Sans L" officeooo:rsid="003bd06d" officeooo:paragraph-rsid="003bd06d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Nimbus Sans L" officeooo:rsid="0030a3f8" officeooo:paragraph-rsid="00384882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9.525cm"/>
        </style:tab-stops>
      </style:paragraph-properties>
      <style:text-properties style:font-name="Nimbus Sans L1" fo:font-size="10pt" fo:font-weight="normal" officeooo:rsid="00c657f7" officeooo:paragraph-rsid="00384882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9.525cm"/>
        </style:tab-stops>
      </style:paragraph-properties>
      <style:text-properties style:font-name="Nimbus Sans L1" fo:font-size="10pt" officeooo:rsid="00c657f7" officeooo:paragraph-rsid="00384882" style:font-size-asian="10pt" style:font-size-complex="10pt"/>
    </style:style>
    <style:style style:name="P37" style:family="paragraph" style:parent-style-name="Table_20_Contents">
      <style:paragraph-properties fo:text-align="center" style:justify-single-word="false" text:number-lines="false" text:line-number="0"/>
      <style:text-properties style:font-name="Nimbus Sans L1" fo:font-size="10pt" fo:font-weight="bold" officeooo:rsid="003bd06d" officeooo:paragraph-rsid="003bd06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margin-top="0cm" fo:margin-bottom="0.101cm" loext:contextual-spacing="false" fo:text-indent="0cm" style:auto-text-indent="false">
        <style:tab-stops>
          <style:tab-stop style:position="5.179cm"/>
          <style:tab-stop style:position="10.495cm"/>
        </style:tab-stops>
      </style:paragraph-properties>
      <style:text-properties style:font-name="Nimbus Sans L1" fo:font-size="10pt" officeooo:rsid="00c657f7" officeooo:paragraph-rsid="003ca4bb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>
          <style:tab-stop style:position="5.179cm"/>
          <style:tab-stop style:position="10.495cm"/>
        </style:tab-stops>
      </style:paragraph-properties>
      <style:text-properties style:font-name="Nimbus Sans L1" fo:font-size="10pt" officeooo:rsid="00c657f7" officeooo:paragraph-rsid="003ca4bb" style:font-size-asian="10pt" style:font-size-complex="10pt"/>
    </style:style>
    <style:style style:name="P40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165782" officeooo:paragraph-rsid="00384882" style:font-size-asian="9pt" style:font-size-complex="9pt"/>
    </style:style>
    <style:style style:name="T1" style:family="text">
      <style:text-properties officeooo:rsid="0030a3f8"/>
    </style:style>
    <style:style style:name="T2" style:family="text">
      <style:text-properties officeooo:rsid="0031fc28"/>
    </style:style>
    <style:style style:name="T3" style:family="text">
      <style:text-properties officeooo:rsid="00348d49"/>
    </style:style>
    <style:style style:name="T4" style:family="text">
      <style:text-properties officeooo:rsid="0041a0cf"/>
    </style:style>
    <style:style style:name="T5" style:family="text">
      <style:text-properties officeooo:rsid="003ca4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fik2" text:anchor-type="paragraph" svg:x="14.725cm" svg:y="0.023cm" svg:width="2.619cm" svg:height="3.18cm" draw:z-index="0"><draw:image xlink:href="../../../data/Intern/Dokumentvorlagen/kivitendo/LinuxPinguin.jpg" xlink:type="simple" xlink:show="embed" xlink:actuate="onLoad"/></draw:frame>Linux und andere Pinguine AG</text:p>
      <text:p text:style-name="P8">Arktisstr. 1</text:p>
      <text:p text:style-name="P8">9999 <text:s/>Irgendwo<text:line-break/>Telefon: <text:s/>099 999 99 99</text:p>
      <text:p text:style-name="P2"/>
      <text:p text:style-name="P6">Zahlungserinnerung</text:p>
      <text:p text:style-name="P2"/>
      <text:p text:style-name="P17"><text:span text:style-name="T1">ID</text:span>: <text:s/><text:span text:style-name="T1">&lt;%dunning_id%&gt;</text:span><text:tab/><text:span text:style-name="T1">Datum</text:span>: <text:span text:style-name="T1">&lt;%dunning_date%&gt;</text:span></text:p>
      <text:p text:style-name="P27"/>
      <text:p text:style-name="P26">Rechnungsadresse</text:p>
      <text:p text:style-name="P13">&lt;%name%&gt;</text:p>
      <text:p text:style-name="P14">&lt;%if department_1%&gt;&lt;%department_1%&gt;</text:p>
      <text:p text:style-name="P14">&lt;%end%&gt;&lt;%if contact%&gt;&lt;%contact%&gt;</text:p>
      <text:p text:style-name="P14">&lt;%end%&gt;&lt;%street%&gt;</text:p>
      <text:p text:style-name="P15">&lt;%if country%&gt;&lt;%country%&gt; - &lt;%end%&gt;&lt;%zipcode%&gt; &lt;%city%&gt;</text:p>
      <text:p text:style-name="P16"/>
      <text:p text:style-name="P18"><text:span text:style-name="T1">Kunden</text:span>nummer: <text:span text:style-name="T1">&lt;%customernumber%&gt;</text:span></text:p>
      <text:p text:style-name="P19">&lt;%if cp_name%&gt;AnsprechpartnerIn: &lt;%cp_givenname%&gt; &lt;%cp_name%&gt;</text:p>
      <text:p text:style-name="P19">&lt;%end%&gt;</text:p>
      <text:p text:style-name="P19"/>
      <text:p text:style-name="P39">Guten Tag</text:p>
      <text:p text:style-name="P39"/>
      <text:p text:style-name="P38"><text:span text:style-name="T5">Leider </text:span>haben wir für folgende Rechnung noch keine Zahlung erhalten<text:span text:style-name="T5">:</text:span>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>
            <table:table-cell table:style-name="Tabelle1.A1" office:value-type="string">
              <text:p text:style-name="P20"><text:span text:style-name="T1">Rechnungs</text:span>-Nr</text:p>
            </table:table-cell>
            <table:table-cell table:style-name="Tabelle1.A1" office:value-type="string">
              <text:p text:style-name="P22">Rechnungsdatum</text:p>
            </table:table-cell>
            <table:table-cell table:style-name="Tabelle1.A1" office:value-type="string">
              <text:p text:style-name="P23">Fälligkeitsdatum</text:p>
            </table:table-cell>
            <table:table-cell table:style-name="Tabelle1.A1" office:value-type="string">
              <text:p text:style-name="P23">Rechnungsbetrag</text:p>
            </table:table-cell>
            <table:table-cell table:style-name="Tabelle1.A1" office:value-type="string">
              <text:p text:style-name="P25"/>
            </table:table-cell>
            <table:table-cell table:style-name="Tabelle1.A1" office:value-type="string">
              <text:p text:style-name="P21"/>
            </table:table-cell>
            <table:table-cell table:style-name="Tabelle1.A1" office:value-type="string">
              <text:p text:style-name="P25"/>
            </table:table-cell>
            <table:table-cell table:style-name="Tabelle1.H1" office:value-type="string">
              <text:p text:style-name="P24">offener Betrag</text:p>
            </table:table-cell>
          </table:table-row>
        </table:table-header-rows>
        <table:table-row>
          <table:table-cell table:style-name="Tabelle1.A2" office:value-type="string">
            <text:p text:style-name="P30">&lt;%foreach dn_invnumber%&gt;&lt;%dn_invnumber%&gt;</text:p>
          </table:table-cell>
          <table:table-cell table:style-name="Tabelle1.B2" office:value-type="string">
            <text:p text:style-name="P34">&lt;%dn_transdate%&gt;</text:p>
          </table:table-cell>
          <table:table-cell table:style-name="Tabelle1.C2" office:value-type="string">
            <text:p text:style-name="P31">&lt;%dn_duedate%&gt;</text:p>
          </table:table-cell>
          <table:table-cell table:style-name="Tabelle1.D2" office:value-type="string">
            <text:p text:style-name="P31">&lt;%dn_netamount%&gt;</text:p>
          </table:table-cell>
          <table:table-cell table:style-name="Tabelle1.E2" office:value-type="string">
            <text:p text:style-name="P28"/>
          </table:table-cell>
          <table:table-cell table:style-name="Tabelle1.F2" office:value-type="string">
            <text:p text:style-name="P29"/>
          </table:table-cell>
          <table:table-cell table:style-name="Tabelle1.G2" office:value-type="string">
            <text:p text:style-name="P33">CHF</text:p>
          </table:table-cell>
          <table:table-cell table:style-name="Tabelle1.H2" office:value-type="string">
            <text:p text:style-name="P32">&lt;%dn_linetotal%&gt;&lt;%end dn_invnumber%&gt;</text:p>
          </table:table-cell>
        </table:table-row>
      </table:table>
      <text:p text:style-name="P7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9">Zu bezahlender Betrag:</text:p>
          </table:table-cell>
          <table:table-cell table:style-name="Tabelle2.A1" office:value-type="string">
            <text:p text:style-name="P37">CHF</text:p>
          </table:table-cell>
          <table:table-cell table:style-name="Tabelle2.C1" office:value-type="string">
            <text:p text:style-name="P10">&lt;%total_open_amount%&gt;</text:p>
          </table:table-cell>
        </table:table-row>
      </table:table>
      <text:p text:style-name="P12"/>
      <text:p text:style-name="P36">Bitte begleichen Sie diese Forderung bis zum<text:span text:style-name="T3"> &lt;%dunning_duedate%&gt;</text:span></text:p>
      <text:p text:style-name="P36"/>
      <text:p text:style-name="P36">Zahlungseingänge sind berücksichtigt bis zum<text:span text:style-name="T3"> &lt;%dunning_date%&gt;</text:span></text:p>
      <text:p text:style-name="P36"/>
      <text:p text:style-name="P35">Sollten Sie zwischenzeitlich bezahlt haben, betrachten Sie diese Zahlungserinnerung bitte als gegenstandslos.</text:p>
      <text:p text:style-name="P11"/>
      <text:p text:style-name="P3"><text:tab/><text:span text:style-name="T2">Mit freundlichen Grüssen</text:span></text:p>
      <text:p text:style-name="P4"/>
      <text:p text:style-name="P5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center" style:justify-single-word="false" fo:background-color="transparent" style:shadow="none" text:number-lines="false" text:line-number="0"/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meta:creation-date>2017-04-10T00:30:25.885093245</meta:creation-date>
    <dc:language>de-DE</dc:language>
    <meta:editing-cycles>15</meta:editing-cycles>
    <meta:editing-duration>PT13H29M16S</meta:editing-duration>
    <dc:date>2017-04-11T10:00:58.362056667</dc:date>
    <meta:document-statistic meta:table-count="2" meta:image-count="1" meta:object-count="0" meta:page-count="1" meta:paragraph-count="36" meta:word-count="103" meta:character-count="1053" meta:non-whitespace-character-count="972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